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DejaVu Sans Mono" svg:font-family="'DejaVu Sans Mono'"/>
    <style:font-face style:name="OpenSymbol" svg:font-family="OpenSymbol"/>
    <style:font-face style:name="Times New Roman1" svg:font-family="'Times New Roman'"/>
    <style:font-face style:name="Tlwg Typist" svg:font-family="'Tlwg Typist'"/>
    <style:font-face style:name="sans-serif" svg:font-family="sans-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style:font-name="Times New Roman1"/>
    </style:style>
    <style:style style:name="P2" style:family="paragraph" style:parent-style-name="Normal">
      <style:text-properties style:font-name="Times New Roman1" fo:font-size="12pt"/>
    </style:style>
    <style:style style:name="P3" style:family="paragraph" style:parent-style-name="Normal">
      <style:text-properties style:font-name="Times New Roman1" fo:font-size="12pt" fo:font-weight="bold"/>
    </style:style>
    <style:style style:name="P4" style:family="paragraph" style:parent-style-name="Normal">
      <style:text-properties style:font-name="Times New Roman1" fo:font-size="12pt" fo:font-weight="normal"/>
    </style:style>
    <style:style style:name="P5" style:family="paragraph" style:parent-style-name="Normal">
      <style:text-properties style:font-name="Tlwg Typist"/>
    </style:style>
    <style:style style:name="P6" style:family="paragraph" style:parent-style-name="Normal">
      <style:text-properties style:font-name="Tlwg Typist" fo:font-size="10pt"/>
    </style:style>
    <style:style style:name="P7" style:family="paragraph" style:parent-style-name="Normal">
      <style:text-properties fo:font-weight="normal"/>
    </style:style>
    <style:style style:name="P8" style:family="paragraph" style:parent-style-name="Normal">
      <style:text-properties fo:font-weight="bold"/>
    </style:style>
    <style:style style:name="P9" style:family="paragraph" style:parent-style-name="Normal">
      <style:text-properties fo:font-size="14pt" fo:font-weight="bold"/>
    </style:style>
    <style:style style:name="P10" style:family="paragraph" style:parent-style-name="Normal">
      <style:paragraph-properties fo:margin-left="0cm" fo:margin-right="0cm" fo:text-indent="0cm" style:auto-text-indent="false"/>
    </style:style>
    <style:style style:name="P11" style:family="paragraph" style:parent-style-name="Normal">
      <style:paragraph-properties fo:margin-left="0cm" fo:margin-right="0cm" fo:text-indent="0cm" style:auto-text-indent="false"/>
      <style:text-properties style:font-name="Tlwg Typist" fo:font-size="10pt"/>
    </style:style>
    <style:style style:name="P12" style:family="paragraph" style:parent-style-name="Normal">
      <style:paragraph-properties fo:margin-left="0cm" fo:margin-right="0cm" style:line-height-at-least="0.503cm" fo:orphans="2" fo:widows="2" fo:text-indent="0cm" style:auto-text-indent="false"/>
      <style:text-properties fo:font-variant="normal" fo:text-transform="none" fo:color="#000000" style:font-name="sans-serif" fo:font-size="9.75pt" fo:font-weight="normal"/>
    </style:style>
    <style:style style:name="P13" style:family="paragraph" style:parent-style-name="Normal">
      <style:paragraph-properties fo:margin-left="0cm" fo:margin-right="0cm" fo:text-indent="0cm" style:auto-text-indent="false"/>
      <style:text-properties style:font-name="Times New Roman1" fo:font-size="12pt"/>
    </style:style>
    <style:style style:name="P14" style:family="paragraph" style:parent-style-name="Normal">
      <style:paragraph-properties fo:margin-left="1.251cm" fo:margin-right="0cm" fo:text-indent="0cm" style:auto-text-indent="false"/>
    </style:style>
    <style:style style:name="P15" style:family="paragraph" style:parent-style-name="Normal">
      <style:paragraph-properties fo:margin-left="1.251cm" fo:margin-right="0cm" fo:text-indent="0cm" style:auto-text-indent="false"/>
      <style:text-properties style:font-name="Tlwg Typist" fo:font-size="10pt"/>
    </style:style>
    <style:style style:name="P16" style:family="paragraph" style:parent-style-name="Normal">
      <style:paragraph-properties fo:margin-left="1.251cm" fo:margin-right="0cm" fo:text-indent="0cm" style:auto-text-indent="false"/>
      <style:text-properties style:font-name="Tlwg Typist" fo:font-size="10pt" fo:font-style="italic"/>
    </style:style>
    <style:style style:name="P17" style:family="paragraph" style:parent-style-name="Text_20_body">
      <style:paragraph-properties fo:margin-top="0cm" fo:margin-bottom="0cm" fo:line-height="50%" fo:orphans="2" fo:widows="2"/>
      <style:text-properties fo:font-variant="normal" fo:text-transform="none" fo:color="#000000" style:font-name="sans-serif" fo:font-size="9.75pt" fo:font-weight="normal"/>
    </style:style>
    <style:style style:name="P18" style:family="paragraph" style:parent-style-name="Heading_20_1">
      <style:paragraph-properties fo:margin-top="0cm" fo:margin-bottom="0cm" style:line-height-at-least="0.503cm" fo:orphans="2" fo:widows="2"/>
      <style:text-properties fo:font-variant="normal" fo:text-transform="none" fo:color="#000000" style:font-name="sans-serif" fo:font-size="9.75pt" fo:font-weight="bold"/>
    </style:style>
    <style:style style:name="P19" style:family="paragraph" style:parent-style-name="Normal">
      <style:paragraph-properties fo:margin-left="1.251cm" fo:margin-right="-1.058cm" fo:text-indent="0cm" style:auto-text-indent="false"/>
      <style:text-properties style:font-name="Tlwg Typist" fo:font-size="10pt"/>
    </style:style>
    <style:style style:name="P20" style:family="paragraph" style:parent-style-name="Standard">
      <style:text-properties fo:font-weight="bold" style:font-weight-asian="bold" style:font-weight-complex="bold"/>
    </style:style>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
      <style:paragraph-properties fo:margin-left="0.635cm" fo:margin-right="0cm" fo:text-indent="0cm" style:auto-text-indent="false" style:writing-mode="lr-tb"/>
      <style:text-properties style:font-name="Times New Roman1" fo:font-size="12pt" fo:language="en" fo:country="US"/>
    </style:style>
    <style:style style:name="P27" style:family="paragraph" style:parent-style-name="Standard" style:list-style-name="L2">
      <style:paragraph-properties fo:margin-left="0.635cm" fo:margin-right="0cm" fo:text-indent="0cm" style:auto-text-indent="false" style:writing-mode="lr-tb"/>
      <style:text-properties style:font-name="Times New Roman1" fo:font-size="12pt" fo:language="en" fo:country="US"/>
    </style:style>
    <style:style style:name="P28" style:family="paragraph" style:parent-style-name="Standard" style:list-style-name="L3">
      <style:paragraph-properties fo:margin-left="0.635cm" fo:margin-right="0cm" fo:text-indent="0cm" style:auto-text-indent="false" style:writing-mode="lr-tb"/>
      <style:text-properties style:font-name="Times New Roman1" fo:font-size="12pt" fo:language="en" fo:country="US"/>
    </style:style>
    <style:style style:name="P29" style:family="paragraph" style:parent-style-name="Standard" style:list-style-name="L1">
      <style:paragraph-properties fo:margin-left="0.635cm" fo:margin-right="0cm" fo:text-indent="0cm" style:auto-text-indent="false" style:writing-mode="lr-tb"/>
      <style:text-properties style:font-name="Times New Roman1" fo:font-size="12pt"/>
    </style:style>
    <style:style style:name="P30" style:family="paragraph" style:parent-style-name="Standard" style:list-style-name="L4">
      <style:paragraph-properties fo:margin-left="0.635cm" fo:margin-right="0cm" fo:text-indent="0cm" style:auto-text-indent="false" style:writing-mode="lr-tb"/>
      <style:text-properties style:font-name="Times New Roman1" fo:font-size="12pt"/>
    </style:style>
    <style:style style:name="P31" style:family="paragraph" style:parent-style-name="Standard" style:list-style-name="L5">
      <style:paragraph-properties fo:margin-left="0.635cm" fo:margin-right="0cm" fo:text-indent="0cm" style:auto-text-indent="false" style:writing-mode="lr-tb"/>
      <style:text-properties style:font-name="Times New Roman1" fo:font-size="12pt"/>
    </style:style>
    <style:style style:name="T1" style:family="text">
      <style:text-properties fo:font-variant="normal" fo:text-transform="none" fo:color="#000000" style:font-name="Times New Roman1" fo:font-size="12pt" fo:language="en" fo:country="US" fo:font-weight="normal"/>
    </style:style>
    <style:style style:name="T2" style:family="text">
      <style:text-properties style:font-name="Times New Roman1"/>
    </style:style>
    <style:style style:name="T3" style:family="text">
      <style:text-properties style:font-name="Times New Roman1" fo:font-size="12pt"/>
    </style:style>
    <style:style style:name="T4" style:family="text">
      <style:text-properties style:font-name="Times New Roman1" fo:font-size="12pt" fo:font-weight="normal"/>
    </style:style>
    <style:style style:name="T5" style:family="text">
      <style:text-properties fo:font-weight="normal"/>
    </style:style>
    <style:style style:name="T6" style:family="text">
      <style:text-properties style:font-name="Tlwg Typist"/>
    </style:style>
    <style:style style:name="T7" style:family="text">
      <style:text-properties style:font-name="Tlwg Typist" fo:font-size="10pt"/>
    </style:style>
    <style:style style:name="T8" style:family="text">
      <style:text-properties style:font-name="Tlwg Typist" fo:font-size="10pt" fo:font-style="italic"/>
    </style:style>
    <style:style style:name="T9" style:family="text">
      <style:text-properties fo:language="en" fo:country="US"/>
    </style:style>
    <style:style style:name="T10" style:family="text">
      <style:text-properties fo:language="en" fo:country="US" fo:font-weight="normal"/>
    </style:style>
    <style:style style:name="T11" style:family="text">
      <style:text-properties fo:font-weight="bol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0">Designing Generic Object Containers by the use of Template-Wrapper Layers.</text:p>
        <text:p text:style-name="P20"><text:bookmark-start text:name="result_box71"/>Avoid the disadvantages of templates and generic containers in large-scale systems.<text:bookmark-end text:name="result_box71"/></text:p>
        <text:p text:style-name="P20"/>
        <text:p text:style-name="Standard"/>
        <text:p text:style-name="P20">Title options: </text:p>
        <text:p text:style-name="Standard"><text:tab/>Using generic containers in large-scale systems.</text:p>
        <text:p text:style-name="Standard"><text:tab/>How to avoid template drawbacks in C++</text:p>
        <text:p text:style-name="Standard"><text:tab/>How to encapsulate using templates in C++</text:p>
        <text:p text:style-name="Standard"><text:tab/>Separate code implementation from template definition in C++</text:p>
        <text:p text:style-name="Standard"><text:tab/>Construction of generic containers: A new approach to avoid template drawbacks in C++</text:p>
        <text:p text:style-name="Standard"/>
        <text:p text:style-name="P12">Antonio-Javier Gallego-Sánchez and Gabriel López-García</text:p>
        <text:p text:style-name="Standard"/>
        <text:p text:style-name="P20">Summary</text:p>
        <text:p text:style-name="Standard">// &gt;&gt;&gt;The need to write efficient and high-performance programs in C++ make it desirable to be able to manipulate bits and groups of bits easily, efficiently, and safely. C++ provides out-of-the-box tools to accomplish the first two goals with its bitwise operations, but it does so at the expense of the third objective, safety.</text:p>
        <text:p text:style-name="Text_20_body">// This article presents a solution to the problem of constraining bit operations to allow only safe and legitimate ones, and turn all invalid bit manipulations into compile-time errors. Best of all, the syntax of bit operations remains unchanged, and the code working with bits does not need to be modified, except possibly to fix errors that had as yet remained undetected.</text:p>
        <text:p text:style-name="Text_20_body">----</text:p>
        <text:p text:style-name="Text_20_body">// &gt;&gt;&gt;&gt;The author discusses how the use of generic programming in C++ can lead to conflicts with object-oriented design principles. He demonstrates how a technique known as type erasure can often be used to resolve these conflicts. An in-depth example is presented: any_iterator, a type-safe, heterogeneous C++ iterator. </text:p>
        <text:p text:style-name="Normal"/>
        <text:p text:style-name="Normal">// … además de añadir una nueva forma de entender las templates. </text:p>
        <text:p text:style-name="Normal">// mencionar el C++</text:p>
        <text:p text:style-name="Normal">// large-scale <text:s/></text:p>
        <text:p text:style-name="Standard">// (Large-Scale Systems</text:p>
        <text:p text:style-name="Standard"/>
        <text:p text:style-name="P20">INTRODUCTION</text:p>
        <text:p text:style-name="Standard"/>
        <text:p text:style-name="Standard">Templates are a feature that they have some programming language and they allow functions and classes to operate with generic types, haciendo una comprobación de tipos tanto en la llamada de la función como en la definición del objeto. This allows a function or class implemented with templates to work on many different data types without being rewritten for each one. For example, it is possible to construct a generic vector that can contain any type of data structure.</text:p>
        <text:p text:style-name="Standard"/>
        <text:p text:style-name="Normal">Templates also have other benefits, such as they are expanded and verified at compile-time, so they are considered "type-safe". Hence, the compiler can determine at compile-time whether or not the type associated with a template definition can perform all of the used functions required by that template. <text:bookmark-start text:name="result_box1"/>These types of errors are much better than runtime errors<text:bookmark-end text:name="result_box1"/> because we don't need run these code fragment to know if we have or don't have errors. The only processed which check every code lines is the compiler. </text:p>
        <text:p text:style-name="Normal"><text:bookmark-start text:name="result_box"/><text:soft-page-break/>Are well known the advantages of using templates, so they have become of great utility to programmers in C++. However, there are fundamental drawbacks to their use:<text:bookmark-end text:name="result_box"/></text:p>
        <text:p text:style-name="Normal"/>
        <text:list xml:id="list1885920431" text:style-name="L1">
          <text:list-item>
            <text:p text:style-name="P26">T<text:bookmark-start text:name="__DdeLink__252_1119390979"/>emplates expose their implementation, <text:bookmark-end text:name="__DdeLink__252_1119390979"/><text:bookmark-start text:name="result_box2"/>breaking one of the main rules of Object-Oriented Programming (OOP), which is the encapsulation (the internal representation of an object is generally hidden from view outside of the object's definition). It's true that they exist some mechanism to get message errors when we access to private area in the object-oriented languages but we can't hide the template implementation into source file. [REF]<text:bookmark-end text:name="result_box2"/></text:p>
          </text:list-item>
          <text:list-item>
            <text:p text:style-name="P29"><text:bookmark-start text:name="result_box3"/>The code is repeated in all the modules that call template functions. (it is due to the expansion of type that makes the compiler).<text:bookmark-end text:name="result_box3"/> This increases compile-time too much.</text:p>
          </text:list-item>
          <text:list-item>
            <text:p text:style-name="P26"><text:bookmark-start text:name="result_box47"/>If the template is part of a dynamic library the problem is worse. These libraries are distributed with the headers that define its interface [REF], and in the template case their implementation, even thought this can't be accessed . <text:bookmark-end text:name="result_box47"/><text:bookmark-start text:name="result_box49"/>If we make a change in this template, and as we have the implementation in the header file, we must recompile all source where we used the template to update the template changes. <text:bookmark-end text:name="result_box49"/><text:bookmark-start text:name="result_box50"/>However, if we could hide the implementation into source file (as in the proposed solution)[REF], when we would made an implementation change and it didn't change any interface functions then it didn't need recompile any projects<text:bookmark-end text:name="result_box50"/>, only we need distributing the changed dynamic library.</text:p>
          </text:list-item>
        </text:list>
        <text:p text:style-name="Normal"/>
        <text:p text:style-name="Normal">This last point is very important to have a good maintenance, to easy projects distribution and to make safety change.</text:p>
        <text:p text:style-name="Normal">Also, we have other implementation in programming language C to solve the generic container. Their <text:s/>solution consists of using void pointers. </text:p>
        <text:p text:style-name="Normal"/>
        <text:p text:style-name="P7"/>
        <text:p text:style-name="P7">(ESTA PARTE DE C LO QUITARÍA PORQUE ES FALSA).</text:p>
        <text:p text:style-name="Normal"><text:span text:style-name="T5">Además de la implementación con templates se conocen otras posibles soluciones a la construcción de contenedores genéricos en C++. Una de estas soluciones</text:span> proviene del lenguaje de programación C, hace uso de punteros a void para almacenar los datos, y de macros para hacer la comprobación de tipos. Pero esta solución también tiene una serie de inconvenientes:</text:p>
        <text:p text:style-name="Normal"/>
        <text:list xml:id="list1803485671" text:style-name="L2">
          <text:list-item>
            <text:p text:style-name="P27">La declaración de la interfaz desvela parcialmente el código, rompiendo el principio de encapsulación, además de dificultar la ampliación del código (FALSO).</text:p>
          </text:list-item>
          <text:list-item>
            <text:p text:style-name="P27">Para hacer uso de este contenedor hay que pasar como parámetros el tipo de objeto y el contenedor mismo, por lo que también se deja en manos del usuario conocer el tipo de los objetos contenidos (FALSO-Necesita lo mismo que un template).</text:p>
          </text:list-item>
          <text:list-item>
            <text:p text:style-name="P27">Los errores de tipo se dan en tiempo de ejecución (y no de compilación) (FALSO-Da en tiempo de compilación).</text:p>
          </text:list-item>
        </text:list>
        <text:p text:style-name="Normal"/>
        <text:p text:style-name="Normal">Otra posible solución es crear el contenedor genérico mediante herencia. Para esto se utiliza una clase virtual pura como interfaz genérica del tipo de objeto a almacenar. En esta clase se definen los métodos virtuales puros necesarios para el manejo de ese objeto. <text:s/>El contenedor genérico trabajaría solamente con la interfaz, this way we are able to treat all the classes with the same interface as one type.</text:p>
        <text:p text:style-name="Normal">Por ejemplo, para crear un grafo que acepte como nodos cualquier objeto genérico que queramos, estos nodos tendrían que heredar de una clase virtual pura llamada IVertex. De esta interfaz base heredaría nuestra implementación CVertex con los datos concretos que nos interesa almacenar en los vértices del grafo. En la clase que gestiona el grafo CGraph existirían métodos para gestionar los nodos, de la E</text:p>
        <text:p text:style-name="Normal">forma: addNode( IVertex* ), etc. </text:p>
        <text:p text:style-name="Normal"><text:soft-page-break/></text:p>
        <text:p text:style-name="Normal">También es posible hacer lo contrario, en lugar de que las clases hereden de una interfaz común, podemos crear una capa wrapper común por encima de ellas. It is call “type erasure”, y es muy útil para clases que ya existen. The wrapper class template is under our control, and therefore, we can derive it from a common base class [Dave Abrahams and Aleksey Gurtovoy defined type erasure].</text:p>
        <text:p text:style-name="Normal"/>
        <text:p text:style-name="Normal">Pero las desventajas de esta última solución son:</text:p>
        <text:p text:style-name="Normal"/>
        <text:list xml:id="list1461667427" text:style-name="L3">
          <text:list-item>
            <text:p text:style-name="P28">Hay que heredar de la clase base para cada tipo con el que queramos trabajar. Y por simplificación en el diseño no tenemos por qué generar una herencia por culpa de la implementación de nuestro contenedor.</text:p>
          </text:list-item>
          <text:list-item>
            <text:p text:style-name="P28">Es posible añadir diferentes tipos de datos al mismo contenedor (simplemente tienen que heredar de la misma interfaz. (TAL VEZ ESTO HAY QUE EXPLICARLO MEJOR. LA HERECIA DE UNA CLASE BASE HOMOGENIZA EL INTERFAZ, LUEGO PUEDE SER UNA VENTAJA Y NO UN INCONVENIENTO. EL PROBLEMA RESIDE EN QUE NOS OBLIGA A HEREDAR DE TODAS LA CLASES).</text:p>
          </text:list-item>
          <text:list-item>
            <text:p text:style-name="P28">Hay que hacer cast de tipo, por lo que hay que conocer el tipo contenido, lo que puede llevar a confusiones y errores de tipo y dando posibles errores de ejecución cuando el cast no coincide con el tipo de dato que esperamos. Es decir, debemos tener un conocimiento previo </text:p>
          </text:list-item>
        </text:list>
        <text:p text:style-name="Normal"/>
        <text:p text:style-name="P7">En el siguiente apartado se presenta un método que soluciona estos problemas, por un lado permite separar la implementación de la interfaz que usa templates. Por otro lado permite crear contenedores genéricos ocultando el código. Como consecuencia se evita la necesidad de recompilación de todo el proyecto cuando se realice algún cambio en ellos y la recompilación de códigos dependiente de una librería que hemos implementado. En el apartado 3 el método propuesto se compara con las dos soluciones conocidas actualmente. Estas aproximaciones tenían varios inconvenientes que también se solucionan con la nueva solución propuesta. Por último, se presentan las conclusiones extraídas. </text:p>
        <text:p text:style-name="P7"/>
        <text:p text:style-name="Normal"/>
        <text:p text:style-name="P8">Our Approach</text:p>
        <text:p text:style-name="Normal"/>
        <text:p text:style-name="P8">Overview</text:p>
        <text:p text:style-name="P8"/>
        <text:p text:style-name="Normal">To avoid the main problems of <text:s/>templates, we propose a new way to implement generic containers. The main feature of this approach is the correct separation between the interface definition and the internal implementation.</text:p>
        <text:p text:style-name="Normal"/>
        <text:p text:style-name="Normal"><text:bookmark-start text:name="result_box4"/>The proposed solution uses a base class that works using pointers to untyped objects. The original contribution is to add a layer above this class (called template-wrapper) that uses templates to make the type checking and the proper conversion of types. This is a new way to understand templates, <text:bookmark-end text:name="result_box4"/><text:bookmark-start text:name="result_box5"/>a similar view to using a macro which only makes the type cast. It is a simple but very effective technique, and most importantly, solves all the problems<text:bookmark-end text:name="result_box5"/><text:bookmark-start text:name="result_box6"/> mentioned above.<text:bookmark-end text:name="result_box6"/></text:p>
        <text:p text:style-name="Normal"/>
        <text:p text:style-name="Normal"><text:bookmark-start text:name="result_box7"/>In order to better illustrate the method, a running-example is included. It is based on the implementation of a generic array. The base class that uses untyped pointers is called “PrvBaseArray”, and the template-wrapper layer for type checking is called “CArray”.<text:bookmark-end text:name="result_box7"/></text:p>
        <text:p text:style-name="Normal"/>
        <text:p text:style-name="Normal"/>
        <text:p text:style-name="P8"><text:bookmark-start text:name="result_box8"/><text:soft-page-break/>Construction of the base class<text:bookmark-end text:name="result_box8"/></text:p>
        <text:p text:style-name="Normal"/>
        <text:p text:style-name="Normal"><text:bookmark-start text:name="result_box9"/>The base class (PrvBaseArray) stores the untype pointers to objects using a generic structure called “struct prv_item_t*”. This structure does not exist and is not defined anywhere. <text:bookmark-end text:name="result_box9"/><text:bookmark-start text:name="result_box11"/>The implementation could also be done using pointers to void, but it makes a weaker type checking, since accept everything as a void pointer. <text:bookmark-end text:name="result_box11"/><text:bookmark-start text:name="result_box10"/>For example, if we have a function as “void free(void **)” and it is called using a variable “void *ptr” in this way “free(ptr)”, the compiler would not give any error. But it will give a runtime error later because the memory address that is been released is wrong, as the function should be called as “free(<text:bookmark-end text:name="result_box10"/>&amp;ptr)”. <text:bookmark-start text:name="result_box12"/>However, if we use pointers to an untyped structure (“struct ptr_item_t *ptr” and “void free(struct ptr_item_t **)”), when the function is called as "free(ptr)", the compiler will warn us, so it can only be called as “free(<text:bookmark-end text:name="result_box12"/>&amp;ptr)”.</text:p>
        <text:p text:style-name="Normal"/>
        <text:p text:style-name="Normal"><text:bookmark-start text:name="result_box13"/>The problem with these kind of pointers is that the type of the referred object <text:bookmark-end text:name="result_box13"/><text:bookmark-start text:name="result_box14"/>is lost once added. <text:bookmark-end text:name="result_box14"/><text:bookmark-start text:name="result_box15"/>Normally, the programmer would be responsible for making the appropriate conversion of type, but it has huge drawbacks:<text:bookmark-end text:name="result_box15"/></text:p>
        <text:p text:style-name="Normal"/>
        <text:list xml:id="list277177764" text:style-name="L4">
          <text:list-item>
            <text:p text:style-name="P30">You can add different types of objects,</text:p>
          </text:list-item>
          <text:list-item>
            <text:p text:style-name="P30">You can mistake the type of object when making the conversion (cast).</text:p>
          </text:list-item>
          <text:list-item>
            <text:p text:style-name="P30"><text:bookmark-start text:name="result_box16"/>A priori you do not know neither can know (Si podemos saberlo mediante RTTI) what kind are the objects it contains. <text:bookmark-end text:name="result_box16"/><text:line-break/><text:span text:style-name="T3"><text:line-break/>In the proposed solution, this conversion is done automatically and transparently on the wrapper layer for type checking (CArray).</text:span></text:p>
          </text:list-item>
        </text:list>
        <text:p text:style-name="Normal"/>
        <text:p text:style-name="Normal"><text:bookmark-start text:name="result_box18"/>Another important detail in the construction of the base class (PrvBaseArray) is that we are only going to use the access level "protected". Thus, placing constructors, destructor, and all the methods that access to untyped pointers in the “protected” area, we get that this class can not be used directly. Instead you must use a wrapper layer above it. <text:bookmark-end text:name="result_box18"/><text:bookmark-start text:name="result_box17"/>Finally, the definition of the class “PrvBaseArray.hpp” can be summarized as:<text:bookmark-end text:name="result_box17"/></text:p>
        <text:p text:style-name="Normal"/>
        <text:p text:style-name="P15">class PrvBaseArray</text:p>
        <text:p text:style-name="P15">{</text:p>
        <text:p text:style-name="P15"><text:s text:c="3"/>public:</text:p>
        <text:p text:style-name="P15"><text:s text:c="7"/>PrvBaseArray(unsigned long numElements);</text:p>
        <text:p text:style-name="P15"><text:s text:c="7"/>~PrvBaseArray();</text:p>
        <text:p text:style-name="P15"/>
        <text:p text:style-name="P15"><text:tab/> <text:s/>void clear();</text:p>
        <text:p text:style-name="P15"><text:s text:c="7"/>unsigned long size() const;</text:p>
        <text:p text:style-name="P15"/>
        <text:p text:style-name="P15"><text:s text:c="7"/>struct prv_item_t *get(unsigned long ind) const;</text:p>
        <text:p text:style-name="P15"><text:s text:c="7"/>void set(unsigned long ind, const struct prv_item_t *item);</text:p>
        <text:p text:style-name="P15"/>
        <text:p text:style-name="P15"><text:s text:c="3"/>private:</text:p>
        <text:p text:style-name="P15"><text:s text:c="7"/>struct prv_baseArray_t *m_data;</text:p>
        <text:p text:style-name="P15">};</text:p>
        <text:p text:style-name="P13"/>
        <text:p text:style-name="P10"><text:bookmark-start text:name="result_box19"/><text:span text:style-name="T3">Methods that do not use the type of object (in this example would be "clear()" and "size()") could be </text:span><text:span text:style-name="T3">placed within the "public" section. </text:span><text:bookmark-end text:name="result_box19"/><text:bookmark-start text:name="result_box20"/>This will avoid having to redefine these methods.<text:bookmark-end text:name="result_box20"/></text:p>
        <text:p text:style-name="P13"/>
        <text:p text:style-name="P10"><text:soft-page-break/><text:span text:style-name="T3">The internal implementation of this class (PrvBaseArray.cpp) can be done using whatever we want: a dynamic array, a linked list, a chunked array, etc. As mentioned above, the advantage of this technique is that the internal implementation can be changed in the future without having to recompile all the dependent code. </text:span><text:bookmark-start text:name="result_box21"/>We will not discuss the details of implementing an array because they are not needed to explain the method, but it can be seen in the accompanying examples [REF].<text:bookmark-end text:name="result_box21"/></text:p>
        <text:p text:style-name="P10"/>
        <text:p text:style-name="Normal"/>
        <text:p text:style-name="P8">Construction of the template-wrapper layer for type checking </text:p>
        <text:p text:style-name="Normal"/>
        <text:p text:style-name="Normal"><text:bookmark-start text:name="result_box22"/>The template-wrapper layer above the base class, which in this example is called “CArray”, uses templates to make <text:bookmark-end text:name="result_box22"/><text:bookmark-start text:name="result_box23"/>the type checking and conversion (cast). This class inherits the protected members of the base class as private. <text:bookmark-end text:name="result_box23"/><text:bookmark-start text:name="result_box24"/>Therefore, CArray can access the protected members of PrvBaseArray, but with the advantage of being able to check the type of the objects and perform the appropriate type conversion. <text:bookmark-end text:name="result_box24"/><text:bookmark-start text:name="result_box25"/>The wrapper class “CArray.hpp” is defined as:<text:bookmark-end text:name="result_box25"/></text:p>
        <text:p text:style-name="Normal"/>
        <text:p text:style-name="P15"><text:bookmark-start text:name="__DdeLink__387_1357441015"/>template&lt;class Type&gt; class CArray : private PrvBaseArray<text:bookmark-end text:name="__DdeLink__387_1357441015"/></text:p>
        <text:p text:style-name="P15">{</text:p>
        <text:p text:style-name="P15"><text:s text:c="3"/>public:</text:p>
        <text:p text:style-name="P15"><text:s text:c="7"/>CArray(unsigned long numElements) : PrvBaseArray(numElements) {};</text:p>
        <text:p text:style-name="P15"/>
        <text:p text:style-name="P15"><text:s text:c="7"/>Type* get(unsigned long ind) const</text:p>
        <text:p text:style-name="P15"><text:s text:c="7"/>{</text:p>
        <text:p text:style-name="P15"><text:s text:c="11"/>return (Type*)PrvBaseArray::get(ind);</text:p>
        <text:p text:style-name="P15"><text:s text:c="7"/>}</text:p>
        <text:p text:style-name="P15"><text:s text:c="7"/>void set(unsigned long ind, const Type *item)</text:p>
        <text:p text:style-name="P15"><text:s text:c="7"/>{</text:p>
        <text:p text:style-name="P15"><text:s text:c="11"/>PrvBaseArray::set(ind, (struct prv_item_t *)item);</text:p>
        <text:p text:style-name="P15"><text:s text:c="7"/>}</text:p>
        <text:p text:style-name="P15">};</text:p>
        <text:p text:style-name="Normal"/>
        <text:p text:style-name="Normal"><text:bookmark-start text:name="result_box26"/>As can be seen, the constructor of “CArray” calls the constructor of the corresponding base class. i<text:bookmark-end text:name="result_box26"/><text:bookmark-start text:name="result_box27"/>It is also important to note that the get / set methods perform the type conversion, <text:bookmark-end text:name="result_box27"/><text:bookmark-start text:name="result_box28"/>so it can only be used the data type with which the array was created. <text:bookmark-end text:name="result_box28"/><text:bookmark-start text:name="result_box29"/>In the case of using an incorrect data type to access the array, it would be detected at compile time (it has a lot of advantages, as noted in the introduction).<text:bookmark-end text:name="result_box29"/></text:p>
        <text:p text:style-name="Normal"/>
        <text:p text:style-name="Normal"><text:bookmark-start text:name="result_box30"/>It is very important to highlight that:<text:bookmark-end text:name="result_box30"/></text:p>
        <text:p text:style-name="Normal"/>
        <text:list xml:id="list1023060427" text:style-name="L5">
          <text:list-item>
            <text:p text:style-name="P31"><text:bookmark-start text:name="result_box31"/>The wrapper class (CArray) is used only for type verification or type <text:bookmark-end text:name="result_box31"/>conversion (cast). In any case, this class should contain code related to the implementation.</text:p>
          </text:list-item>
          <text:list-item>
            <text:p text:style-name="P31"><text:bookmark-start text:name="result_box32"/>The base class (PrvBaseArray) must have the constructors and all methods that access the data within the protected part, this way it can only be accessed using the wrapper class and it always do the type checking.<text:bookmark-end text:name="result_box32"/></text:p>
          </text:list-item>
        </text:list>
        <text:p text:style-name="Normal"/>
        <text:p text:style-name="Normal"/>
        <text:p text:style-name="P9"><text:bookmark-start text:name="result_box33"/>Implementation Details<text:bookmark-end text:name="result_box33"/></text:p>
        <text:p text:style-name="P8"/>
        <text:p text:style-name="P8"><text:bookmark-start text:name="result_box34"/>Passing the control of type to the base class<text:bookmark-end text:name="result_box34"/></text:p>
        <text:p text:style-name="P7"/>
        <text:p text:style-name="Normal"><text:bookmark-start text:name="result_box38"/>In some cases, the base class has to perform operations that need to know [procesos asociados al <text:soft-page-break/>objeto] the object type, as is the case of constructors, copy constructors or destructors.<text:bookmark-end text:name="result_box38"/><text:span text:style-name="T5"> This problem is solved by passing a pointer to a function which perform the necessary operations. </text:span><text:bookmark-start text:name="result_box37"/><text:span text:style-name="T5">In our example, the base class PrvBaseArray with the new changes would look like as:</text:span><text:bookmark-end text:name="result_box37"/></text:p>
        <text:p text:style-name="Normal"/>
        <text:p text:style-name="P19">typedef struct prv_item_t* (*CArray_FPtr_copyElement)(const struct prv_item_t *);</text:p>
        <text:p text:style-name="P19"/>
        <text:p text:style-name="P15">typedef void (*CArray_FPtr_freeElement)(struct prv_item_t **);</text:p>
        <text:p text:style-name="P15"/>
        <text:p text:style-name="P15">class <text:bookmark-start text:name="__DdeLink__542_428326851"/>PrvBaseArray<text:bookmark-end text:name="__DdeLink__542_428326851"/></text:p>
        <text:p text:style-name="P15">{</text:p>
        <text:p text:style-name="P15"><text:s text:c="3"/>public:</text:p>
        <text:p text:style-name="P15"><text:s text:c="7"/>PrvBaseArray(unsigned long numElements, </text:p>
        <text:p text:style-name="P15"><text:s text:c="19"/>CArray_FPtr_freeElement funcReleasePtr );</text:p>
        <text:p text:style-name="P15"><text:s text:c="7"/><text:bookmark-start text:name="__DdeLink__385_1357441015"/>PrvBaseArray<text:bookmark-end text:name="__DdeLink__385_1357441015"/>(const class PrvBaseArray *array, </text:p>
        <text:p text:style-name="P15"><text:s text:c="19"/>CArray_FPtr_copyElement funcCopy );</text:p>
        <text:p text:style-name="P15"><text:tab/> <text:s/>~PrvBaseArray();</text:p>
        <text:p text:style-name="P15"><text:s text:c="4"/><text:span text:style-name="T6">. . .</text:span></text:p>
        <text:p text:style-name="P5"><text:tab/>};</text:p>
        <text:p text:style-name="P1"/>
        <text:p text:style-name="Normal"><text:bookmark-start text:name="result_box35"/><text:span text:style-name="T2">It is noteworthy that the pointer to the memory release function is passed in the constructor, because destructors </text:span><text:bookmark-end text:name="result_box35"/><text:bookmark-start text:name="result_box36"/>do not accept parameters.<text:bookmark-end text:name="result_box36"/></text:p>
        <text:p text:style-name="Normal"/>
        <text:p text:style-name="Normal"><text:bookmark-start text:name="result_box40"/>The wrapper class (CArray) contains the functions to be called from the base class. <text:bookmark-end text:name="result_box40"/><text:bookmark-start text:name="result_box41"/>These functions can only perform operations that require the type (allocating and freeing memory), and any operation related to the implementation. <text:bookmark-end text:name="result_box41"/><text:bookmark-start text:name="result_box42"/>These functions are declared as static, because a pointer to the function definition is passed the base class, and not an instance of the object. <text:bookmark-end text:name="result_box42"/><text:bookmark-start text:name="result_box39"/>In our example, the wrapper class CArray with the new changes would look like:<text:bookmark-end text:name="result_box39"/></text:p>
        <text:p text:style-name="Normal"/>
        <text:p text:style-name="P15">template&lt;class Type&gt; class CArray : public <text:bookmark-start text:name="__DdeLink__544_428326851"/>PrvBaseArray<text:bookmark-end text:name="__DdeLink__544_428326851"/></text:p>
        <text:p text:style-name="P15">{</text:p>
        <text:p text:style-name="P15"><text:s text:c="3"/>public:</text:p>
        <text:p text:style-name="P15"><text:s text:c="7"/>CArray(unsigned long numElements) </text:p>
        <text:p text:style-name="P15"><text:tab/><text:tab/>: PrvBaseArray(numElements, prv_freeElement) {};</text:p>
        <text:p text:style-name="P15"/>
        <text:p text:style-name="P15"><text:s text:c="7"/>CArray(const CArray *array) </text:p>
        <text:p text:style-name="P15"><text:tab/><text:tab/>: PrvBaseArray(array, prv_copyElement) {}; </text:p>
        <text:p text:style-name="P15"><text:s text:c="7"/>. . .</text:p>
        <text:p text:style-name="P15"/>
        <text:p text:style-name="P15"><text:s text:c="3"/>private:</text:p>
        <text:p text:style-name="P15"><text:tab/> <text:s/>inline static void prv_freeElement(struct prv_item_t **item)</text:p>
        <text:p text:style-name="P15"><text:tab/> <text:s/><text:span text:style-name="T6">{</text:span></text:p>
        <text:p text:style-name="P15"><text:tab/> <text:s text:c="5"/>delete (Type*)(*item);</text:p>
        <text:p text:style-name="P15"><text:tab/><text:tab/>*item = 0L;</text:p>
        <text:p text:style-name="P15"><text:s text:c="7"/>}</text:p>
        <text:p text:style-name="P15"/>
        <text:p text:style-name="P15"><text:s text:c="7"/>inline static struct prv_item_t *prv_copyElement(const struct prv_item_t *item)</text:p>
        <text:p text:style-name="P15"><text:tab/> <text:s/>{</text:p>
        <text:p text:style-name="P15"><text:tab/><text:tab/><text:span text:style-name="T10">return (struct prv_item_t *)new Type((const Type*)item);</text:span></text:p>
        <text:p text:style-name="P15"><text:tab/> <text:s/>}</text:p>
        <text:p text:style-name="P15"><text:soft-page-break/>};</text:p>
        <text:p text:style-name="P11"/>
        <text:p text:style-name="Normal"/>
        <text:p text:style-name="P8"><text:bookmark-start text:name="result_box43"/>Avoiding the inclusion of the wrapper class in the definition of new classes<text:bookmark-end text:name="result_box43"/></text:p>
        <text:p text:style-name="P8"/>
        <text:p text:style-name="Normal"><text:bookmark-start text:name="result_box44"/>To avoid having to include our wrapper class in all the classes that use it, we can use a simple trick: a prior declaration of the template. <text:bookmark-end text:name="result_box44"/><text:bookmark-start text:name="result_box45"/>This is very useful to speed up compile times(<text:bookmark-end text:name="result_box45"/>&lt;-¿esto?) and to not have to include classes that are only necessary for methods that you <text:bookmark-start text:name="result_box46"/>maybe do not use.<text:bookmark-end text:name="result_box46"/></text:p>
        <text:p text:style-name="Normal"/>
        <text:p text:style-name="P15">template&lt;class&gt; class CArray;<text:line-break/><text:line-break/>class CTest<text:line-break/>{<text:line-break/> <text:s text:c="3"/>public:<text:line-break/> <text:s text:c="7"/>int myFunc( const class CArray&lt;class CType&gt; *array );<text:line-break/> <text:s text:c="7"/>....<text:line-break/>}</text:p>
        <text:p text:style-name="Normal"/>
        <text:p text:style-name="Normal"/>
        <text:p text:style-name="P8"><text:bookmark-start text:name="result_box52"/>Containers used by other containers<text:bookmark-end text:name="result_box52"/></text:p>
        <text:p text:style-name="P7"/>
        <text:p text:style-name="Normal"><text:bookmark-start text:name="result_box48"/><text:span text:style-name="T5">Another important point is when we want to use a generic container from inside other generic container. </text:span><text:bookmark-end text:name="result_box48"/><text:bookmark-start text:name="result_box53"/>For example, if we implemented a Multimap (CMultimap) in the function that returns the values associated with a key, we have to return a list of values. <text:bookmark-end text:name="result_box53"/><text:bookmark-start text:name="result_box54"/>In this case, we could use our generic container CArray.<text:bookmark-end text:name="result_box54"/></text:p>
        <text:p text:style-name="P7"/>
        <text:p text:style-name="Normal"><text:bookmark-start text:name="result_box55"/><text:span text:style-name="T5">The implementation layer (in this case PrvBaseMultimap) </text:span><text:bookmark-end text:name="result_box55"/><text:bookmark-start text:name="result_box56"/>does not know the data type with which it is working, so it can not be defined the data type to be returned. <text:bookmark-end text:name="result_box56"/><text:bookmark-start text:name="result_box57"/>That is, we can not return a “CArray<text:bookmark-end text:name="result_box57"/>&lt;type&gt;” directly from our PrvBaseMultimap. However, we can ensure that the return type is the same as the used by Multimap.</text:p>
        <text:p text:style-name="P7"/>
        <text:p text:style-name="Normal"><text:span text:style-name="T5">To address this, the solution is to directly use the implementation layer of the new container (in this case PrvBaseArray). </text:span><text:bookmark-start text:name="result_box58"/>Since we have stored the functions of copying and destruction (in our PrvBaseMultimap), we can use them to create the new container. Finally, the Get function of our Multimap is defined as:<text:bookmark-end text:name="result_box58"/><text:line-break/>º</text:p>
        <text:p text:style-name="P16">class PrvBaseArray* PrvBaseMultimap::get(const struct prv_key_t *key) const</text:p>
        <text:p text:style-name="P16">{</text:p>
        <text:p text:style-name="P16"><text:s text:c="3"/>...</text:p>
        <text:p text:style-name="P16"/>
        <text:p text:style-name="P16"><text:s text:c="3"/>PrvBaseArray *array = new PrvBaseArray( 0, <text:span text:style-name="T11">m_func_freeElement</text:span> );</text:p>
        <text:p text:style-name="P16"/>
        <text:p text:style-name="P16"><text:s text:c="3"/>for( ... )</text:p>
        <text:p text:style-name="P16"><text:s text:c="3"/>{</text:p>
        <text:p text:style-name="P16"><text:s text:c="7"/>array-&gt;add( (struct prv_item_t *)item );</text:p>
        <text:p text:style-name="P16"><text:s text:c="3"/>}</text:p>
        <text:p text:style-name="P16"/>
        <text:p text:style-name="P16"><text:s text:c="3"/>return array;</text:p>
        <text:p text:style-name="P14"><text:span text:style-name="T8">}</text:span><text:span text:style-name="T7"><text:line-break/></text:span><text:soft-page-break/></text:p>
        <text:p text:style-name="Normal"><text:line-break/>The wrapper class (CMultimap) simply have to do the cast to the corresponding type, as follows:</text:p>
        <text:p text:style-name="P6"/>
        <text:p text:style-name="P15">template&lt;class&gt; class CArray;</text:p>
        <text:p text:style-name="P15"/>
        <text:p text:style-name="P15">template&lt;class TKey, class TItem&gt; class CMultimap : public PrvBaseMultimap</text:p>
        <text:p text:style-name="P15">{</text:p>
        <text:p text:style-name="P15"><text:tab/>...</text:p>
        <text:p text:style-name="P15"><text:tab/>class CArray&lt;TItem&gt;* get( const TKey *key ) const</text:p>
        <text:p text:style-name="P15"><text:tab/>{</text:p>
        <text:p text:style-name="P15"><text:s text:c="3"/><text:tab/><text:tab/>return (CArray&lt;TItem&gt;*)PrvBaseMultimap::get( (struct prv_key_t*)key );</text:p>
        <text:p text:style-name="P15"><text:tab/>}</text:p>
        <text:p text:style-name="P15">};</text:p>
        <text:p text:style-name="P2"/>
        <text:p text:style-name="P3"/>
        <text:p text:style-name="P3"><text:bookmark-start text:name="result_box59"/>Avoiding the change of scope.<text:bookmark-end text:name="result_box59"/></text:p>
        <text:p text:style-name="P2"/>
        <text:p text:style-name="Normal"><text:bookmark-start text:name="result_box60"/><text:span text:style-name="T3">In the previous section </text:span><text:bookmark-end text:name="result_box60"/><text:span text:style-name="T4">“Containers used by other containers”</text:span><text:bookmark-start text:name="result_box61"/><text:span text:style-name="T3">, </text:span><text:bookmark-end text:name="result_box61"/>a problem has been overlooked. <text:bookmark-start text:name="result_box62"/>Constructors and destructors of “PrvBaseArray” are in the protected section of the class, so they can not be called directly (check the first section "Construction of the base class" for details). <text:bookmark-end text:name="result_box62"/><text:bookmark-start text:name="result_box64"/>However, in the example code of the previous section they are used directly<text:bookmark-end text:name="result_box64"/><text:span text:style-name="T5">. </text:span><text:bookmark-start text:name="result_box63"/><text:span text:style-name="T5">As mentioned, it can not be done, but it can be fixed by making small changes.</text:span><text:bookmark-end text:name="result_box63"/></text:p>
        <text:p text:style-name="P2"/>
        <text:p text:style-name="P2">To solve this problem we create a layer over the class "PrvBaseArray", allowing us to use their methods. This layer is included within the implementation of the Multimap (PrvBaseMultimap.cpp).</text:p>
        <text:p text:style-name="P2"/>
        <text:p text:style-name="Normal"><text:bookmark-start text:name="result_box65"/><text:span text:style-name="T3">It is important to note that when the array of objects associated with a key is returned, this array contains pointers to the same objects as the container (the Multimap). The pointers in this array can not be deleted. </text:span><text:bookmark-end text:name="result_box65"/><text:bookmark-start text:name="result_box66"/><text:span text:style-name="T3">To handle this, all we do is pass a NULL pointer instead of the release function, and then this pointer is checked to determine whether to release the memory or not.</text:span><text:bookmark-end text:name="result_box66"/></text:p>
        <text:p text:style-name="P2"/>
        <text:p text:style-name="Normal"><text:span text:style-name="T3">Below a example code is included. The layer used to access the member functions of “PrvBaseArray” is called “PrvBaseRefArray”. It also includes the code of the getItem function, where it</text:span> can be seen how to use this layer<text:span text:style-name="T3">:</text:span></text:p>
        <text:p text:style-name="P2"/>
        <text:p text:style-name="P15">#include "PrvBaseArray.hpp" (No pongas inl pon hpp. Es nomenclatura interna). </text:p>
        <text:p text:style-name="P15"/>
        <text:p text:style-name="P15">class <text:span text:style-name="T11">PrvBaseRefArray</text:span> : public PrvBaseArray </text:p>
        <text:p text:style-name="P15">{ </text:p>
        <text:p text:style-name="P15"><text:s text:c="3"/>public: </text:p>
        <text:p text:style-name="P15"><text:s text:c="7"/><text:span text:style-name="T11">PrvBaseRefArray</text:span>() : PrvBaseArray( (unsigned long)0, <text:span text:style-name="T11">NULL</text:span> ) {}; </text:p>
        <text:p text:style-name="P15"/>
        <text:p text:style-name="P15"><text:s text:c="7"/>void addItem( struct prv_item_t *item ) </text:p>
        <text:p text:style-name="P15"><text:s text:c="7"/>{ </text:p>
        <text:p text:style-name="P15"><text:s text:c="11"/>PrvBaseArray::prv_addItem( item ); </text:p>
        <text:p text:style-name="P15"><text:s text:c="7"/>}; </text:p>
        <text:p text:style-name="P15">}; </text:p>
        <text:p text:style-name="P15"/>
        <text:p text:style-name="P15"><text:soft-page-break/>class <text:span text:style-name="T11">PrvBaseArray</text:span>* PrvBaseMultimap::prv_getItem( const struct prv_key_t *key ) const </text:p>
        <text:p text:style-name="P15">{ </text:p>
        <text:p text:style-name="P15"><text:s text:c="3"/>... </text:p>
        <text:p text:style-name="P15"><text:s text:c="3"/><text:span text:style-name="T11">PrvBaseRefArray</text:span> *array = new <text:span text:style-name="T11">PrvBaseRefArray</text:span>(); </text:p>
        <text:p text:style-name="P15"><text:s text:c="3"/>... </text:p>
        <text:p text:style-name="P15"><text:s text:c="3"/>{ </text:p>
        <text:p text:style-name="P15"><text:s text:c="7"/>array-&gt;addItem( (prv_item_t *) element ); </text:p>
        <text:p text:style-name="P15"><text:s text:c="3"/>} </text:p>
        <text:p text:style-name="P15"><text:s text:c="3"/>return array; </text:p>
        <text:p text:style-name="P15">}</text:p>
        <text:p text:style-name="P3"/>
        <text:p text:style-name="Normal"><text:bookmark-start text:name="result_box67"/><text:span text:style-name="T4">It is important to note that within the getItem function, the array is created as “PrvBaseRefArray”, but it is returned as “PrvBaseArray”. </text:span><text:bookmark-end text:name="result_box67"/><text:bookmark-start text:name="result_box68"/>Thus, in the template-wrapper layer, we can map this “<text:bookmark-end text:name="result_box68"/><text:span text:style-name="T4">PrvBaseArray</text:span>” to a “CArray”.</text:p>
        <text:p text:style-name="P4"/>
        <text:p text:style-name="P3"/>
        <text:p text:style-name="P3">EVALUATION</text:p>
        <text:p text:style-name="P3"/>
        <text:p text:style-name="P4">Evaluar el array con la implementación propuesta y compararlo con las otras posibles soluciones (templates, interfaces, arrays de C con macros, y arrays normales []).</text:p>
        <text:p text:style-name="P4"/>
        <text:p text:style-name="P4">La intención es poder decir que con el método propuesto solo tardaría X segundos/milisegundos más después de X millones de ejeciones, o después de X tiempo de ejecución.</text:p>
        <text:p text:style-name="P4"/>
        <text:p text:style-name="P4">Esta pérdida en tiempo es irrisoria, pero mucho más si la comparamos con todas las ventajas obtenidas de la utilización de este método, como por ejemplo el no tener que recompilar todo el proyecto, que en algunos proyectos a gran escala puede ser cuestión de muchas horas. La claridad obtenida en el código, tanto en la implementación como en su uso. O la facilidad de depuración de errores en comparación con las plantillas.</text:p>
        <text:p text:style-name="P4"/>
        <text:p text:style-name="P4">Hay empresas que ni se plantean utilizar C++ por los inconvenientes que conlleva el uso de templates. (NO LO CREO, Y NO SÉ SI HAY EMPRESAS GENERALMENTE QUE PIENSEN ESTO, AUNQUE LA MÍA SÍ) Con esta propuesta se les aporta una nueva solución que puede cambiar completamente su enfoque a la hora de programar.(Demasiado pretencioso. No creo que existan empresas qué sólo consideren los templates como elemento para no usar C++).</text:p>
        <text:p text:style-name="P3"/>
        <text:p text:style-name="Normal"/>
        <text:p text:style-name="P8">CONCLUSIONS (ESTO ME IMAGINO QUE HABRÁ QUE DARLE FORMA).</text:p>
        <text:p text:style-name="Normal"/>
        <text:p text:style-name="Normal">Debido a que solo se usan las templates para comprobar el tipo, y que estas son añadidas inline al código, también se evitan otras desventajas de las plantillas, como son:</text:p>
        <text:p text:style-name="Standard"/>
        <text:list xml:id="list1239481109" text:style-name="L6">
          <text:list-item>
            <text:p text:style-name="P21">templates are only expanded inline when the compiler deems it appropriate. When expanded inline, macro functions and template functions have no extraneous run-time overhead. Template functions with many lines of code will incur run-time overhead when they are not expanded inline, but the reduction in code size may help the code to load from disk more quickly and/or fit within RAM caches.</text:p>
          </text:list-item>
          <text:list-item>
            <text:p text:style-name="P21"><text:span text:style-name="T1">Since the compiler generates additional code for each template type, indiscriminate use of t</text:span><text:span text:style-name="T9">emplates </text:span><text:soft-page-break/><text:span text:style-name="T9">can lead t</text:span><text:span text:style-name="T9">o code bloat, res</text:span><text:span text:style-name="T9">ulting in larger executables.</text:span></text:p>
          </text:list-item>
          <text:list-item>
            <text:p text:style-name="P21">It can be difficult to debug code that is developed using templates. Since the compiler replaces the templates, it becomes difficult for the debugger to locate the code at runtime.</text:p>
          </text:list-item>
        </text:list>
        <text:p text:style-name="Standard"/>
        <text:p text:style-name="Standard">Ventajas obtenidas:</text:p>
        <text:p text:style-name="Standard"/>
        <text:list xml:id="list285131153" text:style-name="L7">
          <text:list-item>
            <text:p text:style-name="P22">One C++ Class Template can handle different types of parameters.</text:p>
          </text:list-item>
          <text:list-item>
            <text:p text:style-name="P22">Compiler generates classes for only the used types. If the template is instantiated for int type, compiler generates only an int version for the c++ template class.</text:p>
          </text:list-item>
          <text:list-item>
            <text:p text:style-name="P22">Templates reduce the effort on coding for different data types to a single set of code.</text:p>
          </text:list-item>
          <text:list-item>
            <text:p text:style-name="P22">Testing and debugging efforts are reduced.</text:p>
          </text:list-item>
        </text:list>
        <text:p text:style-name="P17"/>
        <text:p text:style-name="Standard">Gabriel: </text:p>
        <text:list xml:id="list1396039550" text:style-name="L8">
          <text:list-item>
            <text:p text:style-name="P23">La instrumentalización de los templates como macros me pareció una solución interesante, no porque sustituía de mejor forma la parte en C, sino porque daba una solución en C++ a los array tipificados, pero era una deficiencia de C++, no de C. Es decir, para hacer un tipo de arrays tipificados potentes era necesario pasarme a lenguaje C puro, como muchas otras cosas de C++.</text:p>
          </text:list-item>
        </text:list>
        <text:list xml:id="list1874419522" text:style-name="L9">
          <text:list-item>
            <text:p text:style-name="P24">La solución que aportastes con templates me gustó porque me dio una nueva visión de los templates. La visión de que es una forma sofisticada y más evolucionada de las macros. Punto. Y para mi adaptar una nueva visión de una herramienta me parece que profundizo en una cosa más interesante: en la expresividad, ya no de los lenguajes de programación, sino en la expresividad de la formalización matemática. Los ingenieros en ciencias de la computación una de las misiones que tenemos como teóricos es aportar a la comunidad científica un lenguaje matemático-formal más expresivo. El código de programación lo que aporta a la comunidad científica en general es un lenguaje común para expresar teorías que podemos incorporarlas en una máquina al estilo Leibniz y poder verificar que la teoría funciona.</text:p>
            <text:p text:style-name="P24"/>
          </text:list-item>
        </text:list>
        <text:p text:style-name="Standard"/>
        <text:p text:style-name="Standard">// Además de añadir una nueva forma de entender los templates </text:p>
        <text:p text:style-name="Standard"/>
        <text:p text:style-name="Standard">// &gt;&gt;&gt;As was to be expected, type erasure does not come free of charge. We just saw that calling a member function on a type-erasing object incurs the extra cost of a level of indirection and a virtual function call. Construction and destruction of such an object involves newing and deleting an object. </text:p>
        <text:p text:style-name="Standard"/>
        <text:p text:style-name="Standard">// If you agree with me that good engineering is not about following dogmas but about choosing sensible trade-offs, then you will also agree that this performance overhead is not per se a problem. It is an aspect to be kept in mind when choosing your trade-offs.</text:p>
        <text:p text:style-name="Standard"/>
        <text:p text:style-name="Standard"/>
        <text:p text:style-name="P18">REFERENCES</text:p>
        <text:list xml:id="list361024818" text:style-name="L10">
          <text:list-item>
            <text:p text:style-name="P25">John Lakos. Large-Scale C++ Software Design<text:line-break/>1996. Addison-Wesley Professional. <text:line-break/><text:a xlink:type="simple" xlink:href="http://www.informit.com/store/product.aspx?isbn=0201633620">http://www.informit.com/store/product.aspx?isbn=0201633620</text:a><text:line-break/></text:p>
          </text:list-item>
          <text:list-item>
            <text:p text:style-name="P25">Multi-paradigm design for C++ by Jim Coplien.<text:line-break/><text:a xlink:type="simple" xlink:href="http://www.netobjectives.com/resources/links/jim-coplien-thesis-multi-paradigm-design-patterns">http://www.netobjectives.com/resources/links/jim-coplien-thesis-multi-paradigm-design-patterns</text:a><text:line-break/><text:a xlink:type="simple" xlink:href="http://www.netobjectives.com/files/resources/CoplienThesis.pdf">http://www.netobjectives.com/files/resources/CoplienThesis.pdf</text:a> <text:line-break/></text:p>
          </text:list-item>
          <text:list-item>
            <text:p text:style-name="P25"><text:soft-page-break/>Multi-Paradigm Design for C++ [Paperback]<text:line-break/>Jim O. Coplien. <text:line-break/>1998. Addison-Wesley Professional<text:line-break/><text:a xlink:type="simple" xlink:href="http://www.amazon.com/dp/0201824671/?tag=stackoverfl08-20">http://www.amazon.com/dp/0201824671/?tag=stackoverfl08-20</text:a><text:line-break/></text:p>
          </text:list-item>
          <text:list-item>
            <text:p text:style-name="P25">Pattern-Oriented Software Architecture Volume 1: A System of Patterns<text:line-break/><text:bookmark-start text:name="contributorNameTriggerB000APK0QE"/>Frank Buschmann, Regine Meunier, Hans Rohnert, Peter Sommerlad, Michael Stal, Michael Stal <text:bookmark-end text:name="contributorNameTriggerB000APK0QE"/><text:line-break/>Wiley; Volume 1 edition (August 8, 1996)<text:line-break/><text:a xlink:type="simple" xlink:href="http://www.amazon.com/dp/0471958697/?tag=stackoverfl08-20">http://www.amazon.com/dp/0471958697/?tag=stackoverfl08-20</text:a> <text:line-break/></text:p>
          </text:list-item>
          <text:list-item>
            <text:p text:style-name="P25">Object-Oriented Analysis and Design with Applications (3rd Edition) [Hardcover]<text:line-break/>Grady Booch, Robert A. Maksimchuk, Michael W. Engel, Bobbi J. Young, Jim Conallen, Kelli A. Houston<text:line-break/>Addison-Wesley Professional; 3 edition (April 30, 2007)<text:line-break/></text:p>
          </text:list-item>
          <text:list-item>
            <text:p text:style-name="P25">Applied Mathematical Programming by Bradley, Hax, and Magnanti (Addison-Wesley, 1977) <text:line-break/><text:a xlink:type="simple" xlink:href="http://web.mit.edu/15.053/www/">http://web.mit.edu/15.053/www/</text:a> <text:line-break/><text:a xlink:type="simple" xlink:href="http://web.mit.edu/15.053/www/AppliedMathematicalProgramming.pdf">http://web.mit.edu/15.053/www/AppliedMathematicalProgramming.pdf</text:a> <text:line-break/> </text:p>
          </text:list-item>
          <text:list-item>
            <text:p text:style-name="P25">More C++ Gems (SIGS Reference Library) [Paperback]<text:line-break/>Robert C. Martin, Stanley Lippman<text:line-break/>Cambridge University Press (January 28, 2000)<text:line-break/><text:a xlink:type="simple" xlink:href="http://www.amazon.com/dp/0521786185/?tag=stackoverfl08-20">http://www.amazon.com/dp/0521786185/?tag=stackoverfl08-20</text:a><text:line-break/><text:line-break/><text:a xlink:type="simple" xlink:href="http://books.google.com/books?id=gYNVsCaxfYgC%26printsec=frontcover%26dq=more+c+++gems+site%3Abooks.google.com%26source=bl%26ots=KKWJm1cPoL%26sig=vgqmFDLvnYBvUJzJcjSjGRHqvBg%26hl=ru%26ei=id11S87mGMfm-QaOm8WgCA%26sa=X%26oi=book_result%26ct=result%26resnum=1%26ved=0CAwQ6AEwAA#v=onepage%26q%26f=false">http://books.google.com/books?id=gYNVsCaxfYgC&amp;printsec=frontcover&amp;dq=more+c%2B%2B+gems+site%3abooks.google.com&amp;source=bl&amp;ots=KKWJm1cPoL&amp;sig=vgqmFDLvnYBvUJzJcjSjGRHqvBg&amp;hl=ru&amp;ei=id11S87mGMfm-QaOm8WgCA&amp;sa=X&amp;oi=book_result&amp;ct=result&amp;resnum=1&amp;ved=0CAwQ6AEwAA#v=onepage&amp;q&amp;f=false</text:a> <text:line-break/></text:p>
          </text:list-item>
          <text:list-item>
            <text:p text:style-name="P25">Writing Solid Code (Microsoft Programming Series)<text:line-break/><text:span text:style-name="T9">Steve Maguire<text:line-break/>Microsoft Press; 1 edition (January 1, 1993)<text:line-break/></text:span><text:a xlink:type="simple" xlink:href="http://www.amazon.com/Writing-Solid-Code-Microsoft-Programming/dp/1556155514"><text:span text:style-name="T9">http://www.amazon.com/Writing-Solid-Code-Microsoft-Programming/dp/1556155514</text:span></text:a><text:span text:style-name="T9"> <text:line-break/><text:line-break/></text:span></text:p>
          </text:list-item>
        </text:list>
        <text:p text:style-name="Standard"/>
        <text:p text:style-name="Standard"/>
        <text:p text:style-name="Standard">¡¡¡RECOMIENDAME REFERENCIAS!!!</text:p>
        <text:p text:style-name="Standard">Large-Scale Systems</text:p>
        <text:p text:style-name="Standard"/>
        <text:p text:style-name="Standard">About the Authors</text:p>
        <text:p text:style-name="Standard"/>
        <text:p text:style-name="Standard">Ejemplos:</text:p>
        <text:p text:style-name="Standard">// ----Fedor Pikus is currently chief software architect for LVS (layout vs schematics) and DFM (design for manufacturing) groups in Design to Silicon division of Mentor Graphics, working on the Calibre physical verification product. Pikus has a Ph.D in semiconductor physics and worked for about 10 <text:soft-page-break/>years in academia in semiconductor physics, low-temperature physics, and computational physics, before joining Mentor Graphics in 1998. </text:p>
        <text:p text:style-name="Standard">----</text:p>
        <text:p text:style-name="Standard">// ---Anand Shankar Krishnamoorthi is an exploring C++ developer with 4 years of professional experience. His interests include C++ design, compilers, programming languages, performance analysis and optimiz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DejaVu Sans Mono" svg:font-family="'DejaVu Sans Mono'"/>
    <style:font-face style:name="OpenSymbol" svg:font-family="OpenSymbol"/>
    <style:font-face style:name="Times New Roman1" svg:font-family="'Times New Roman'"/>
    <style:font-face style:name="Tlwg Typist" svg:font-family="'Tlwg Typist'"/>
    <style:font-face style:name="sans-serif" svg:font-family="sans-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style:font-name="Times New Roman1" fo:font-size="24pt" fo:font-weight="bold"/>
    </style:style>
    <style:style style:name="Emphasis_5f_text_5f_text_5f_text" style:display-name="Emphasis_text_text_text" style:family="text">
      <style:text-properties fo:font-style="italic"/>
    </style:style>
    <style:style style:name="Visited_20_Internet_20_Link_5f_text_5f_text_5f_text" style:display-name="Visited Internet Link_text_text_text" style:family="text">
      <style:text-properties fo:color="#800000" style:text-underline-style="solid" style:text-underline-width="auto" style:text-underline-color="font-color"/>
    </style:style>
    <style:style style:name="Internet_20_link_5f_text_5f_text_5f_text" style:display-name="Internet link_text_text_text" style:family="text">
      <style:text-properties fo:color="#000080" style:text-underline-style="solid" style:text-underline-width="auto" style:text-underline-color="font-color"/>
    </style:style>
    <style:style style:name="Bullet_20_Symbols_5f_text_5f_text_5f_text" style:display-name="Bullet Symbols_text_text_text" style:family="text">
      <style:text-properties style:font-name="OpenSymbol"/>
    </style:style>
    <style:style style:name="Source_20_Text_5f_text_5f_text_5f_text" style:display-name="Source Text_text_text_text" style:family="text">
      <style:text-properties style:font-name="DejaVu Sans Mono"/>
    </style:style>
    <style:style style:name="Teletype_5f_text_5f_text_5f_text" style:display-name="Teletype_text_text_text" style:family="text">
      <style:text-properties style:font-name="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 </meta:initial-creator>
    <dc:creator>gabi </dc:creator>
    <meta:creation-date>2010-10-29T11:54:27</meta:creation-date>
    <dc:date>2011-12-11T12:48:57</dc:date>
    <meta:editing-duration>PT3H12M51S</meta:editing-duration>
    <meta:editing-cycles>5</meta:editing-cycles>
    <meta:document-statistic meta:table-count="0" meta:image-count="0" meta:object-count="0" meta:page-count="12" meta:paragraph-count="212" meta:word-count="4091" meta:character-count="26694"/>
  </office:meta>
</office:document-meta>
</file>